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las Grotesk" svg:font-family="'Atlas Grotesk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Atlas Grotesk" fo:font-size="10.5pt" fo:letter-spacing="normal" fo:font-style="normal" fo:font-weight="normal"/>
    </style:style>
    <style:style style:name="T2" style:family="text">
      <style:text-properties fo:font-variant="normal" fo:text-transform="none" style:font-name="Atlas Grotesk" fo:font-size="10.5pt" fo:letter-spacing="normal" fo:font-style="normal" fo:font-weight="normal" fo:background-color="#ffff00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 </text:span><text:span text:style-name="T1">les clients peuvent choisir la Mercedes-Benz personnalisée de leurs rêves.</text:span> </text:p>
      <text:p text:style-name="P1"><text:span text:style-name="T2">optimiser la vitesse de leur système de test </text:span><text:span text:style-name="T1">pour autant de combinaisons de fonctions possibles est complexe et prend du temps sans une approche algorithmique puissante</text:span> </text:p>
      <text:p text:style-name="P1"><text:span text:style-name="T2">réduire le temps que les voitures passent sur le banc d'essai</text:span> </text:p>
      <text:p text:style-name="P1"><text:span text:style-name="T1">données représentant différentes permutations des caractéristiques de la voiture </text:span> </text:p>
      <text:p text:style-name="P1"><text:span text:style-name="T1">prédire le temps nécessaire pour passer les tests. </text:span> </text:p>
      <text:p text:style-name="P1"/>
      <text:p text:style-name="P1">Données :</text:p>
      <text:p text:style-name="P1">Chaques <text:span text:style-name="T1">variables anonymisées, représentant une caractéristique personnalisée dans une voiture Mercedes.</text:span> </text:p>
      <text:p text:style-name="P1"><text:span text:style-name="T1">Y <text:s/>représente le temps (en secondes) que la voiture a pris pour passer les tests pour chaque variabl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las Grotesk" svg:font-family="'Atlas Grotesk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driss roudmane</meta:initial-creator>
    <meta:creation-date>2018-01-26T10:45:42.58</meta:creation-date>
    <meta:generator>OpenOffice/4.1.3$Win32 OpenOffice.org_project/413m1$Build-9783</meta:generator>
    <dc:date>2018-02-19T22:05:21.52</dc:date>
    <dc:creator>idriss roudmane</dc:creator>
    <meta:editing-duration>PT4H25M8S</meta:editing-duration>
    <meta:editing-cycles>9</meta:editing-cycles>
    <meta:document-statistic meta:table-count="0" meta:image-count="0" meta:object-count="0" meta:page-count="1" meta:paragraph-count="8" meta:word-count="95" meta:character-count="657"/>
  </office:meta>
</office:document-meta>
</file>